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JsonFormat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obufJsonFormat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tobufJsonFormatHttpMessageConverterTests.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sonFormatHttpMessageConverterTests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obufJsonFormat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obufJsonFormatHttpMessageConverterTests.readNo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obufJsonFormatHttpMessageConverterTests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